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5816" officeooo:paragraph-rsid="0000581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de84" officeooo:paragraph-rsid="0001de8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1de84" officeooo:paragraph-rsid="0009770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1de84" officeooo:paragraph-rsid="000c6c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0581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1de8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9770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c6ca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6609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7f2b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9770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c6ca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d278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7f9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f2b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7f2b3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8d69b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1de8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9770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c6ca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a9f7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4637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8d69b" officeooo:paragraph-rsid="0008d69b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070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2c32a" officeooo:paragraph-rsid="0002c32a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77f98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4793e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a9f71" officeooo:paragraph-rsid="000a9f71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c6cad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d2780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e751e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fd82c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840f0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a0a07" officeooo:paragraph-rsid="001a0a07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.9846in" fo:margin-right="0in" fo:text-indent="0in" style:auto-text-indent="false"/>
      <style:text-properties fo:color="#800000" fo:font-size="14pt" fo:font-style="normal" style:text-underline-style="none" fo:font-weight="normal" officeooo:rsid="0001de84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.9846in" fo:margin-right="0in" fo:text-indent="0in" style:auto-text-indent="false"/>
      <style:text-properties fo:color="#800000" fo:font-size="14pt" fo:font-style="normal" style:text-underline-style="none" fo:font-weight="normal" officeooo:rsid="0004637a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.9846in" fo:margin-right="0in" fo:text-indent="0in" style:auto-text-indent="false"/>
      <style:text-properties fo:color="#800000" fo:font-size="14pt" fo:font-style="normal" style:text-underline-style="none" fo:font-weight="normal" officeooo:rsid="0001de84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.9846in" fo:margin-right="0in" fo:text-indent="0in" style:auto-text-indent="false"/>
      <style:text-properties fo:color="#800000" fo:font-size="14pt" fo:font-style="normal" style:text-underline-style="none" fo:font-weight="normal" officeooo:rsid="0004793e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.9846in" fo:margin-right="0in" fo:text-indent="0in" style:auto-text-indent="false"/>
      <style:text-properties fo:color="#800000" fo:font-size="14pt" fo:font-style="normal" style:text-underline-style="solid" style:text-underline-width="auto" style:text-underline-color="font-color" fo:font-weight="normal" officeooo:rsid="001a0a07" officeooo:paragraph-rsid="001a0a07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size="16pt" officeooo:rsid="00005816" officeooo:paragraph-rsid="00005816" style:font-size-asian="16pt" style:font-size-complex="16pt"/>
    </style:style>
    <style:style style:name="P107" style:family="paragraph" style:parent-style-name="Standard">
      <style:text-properties fo:font-size="14pt" fo:font-weight="bold" officeooo:rsid="0001de84" officeooo:paragraph-rsid="001169ba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01de84" officeooo:paragraph-rsid="001840f0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9770a" style:font-size-asian="16pt" style:font-size-complex="16pt"/>
    </style:style>
    <style:style style:name="P110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c6cad" style:font-size-asian="16pt" style:font-size-complex="16pt"/>
    </style:style>
    <style:style style:name="P111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1de84" style:font-size-asian="16pt" style:font-size-complex="16pt"/>
    </style:style>
    <style:style style:name="P112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169ba" style:font-size-asian="16pt" style:font-size-complex="16pt"/>
    </style:style>
    <style:style style:name="P113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840f0" style:font-size-asian="16pt" style:font-size-complex="16pt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169ba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353a8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840f0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169ba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840f0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169ba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840f0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.4925in" fo:margin-right="0in" fo:text-indent="0in" style:auto-text-indent="false"/>
      <style:text-properties fo:color="#800000"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.4925in" fo:margin-right="0in" fo:text-indent="0in" style:auto-text-indent="false"/>
      <style:text-properties fo:color="#800000" fo:font-size="14pt" fo:font-style="normal" style:text-underline-style="solid" style:text-underline-width="auto" style:text-underline-color="font-color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4793e" style:font-size-asian="12.25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644cb" style:font-size-asian="12.25pt" style:font-weight-asian="bold" style:font-weight-complex="bold"/>
    </style:style>
    <style:style style:name="T5" style:family="text">
      <style:text-properties fo:font-style="italic" style:text-underline-style="none" style:font-size-asian="12.25pt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officeooo:rsid="00011310" style:font-size-asian="10.5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officeooo:rsid="00077f98" style:font-size-asian="10.5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officeooo:rsid="0008d69b" style:font-size-asian="10.5pt" style:font-style-asian="italic" style:font-size-complex="12pt" style:font-style-complex="italic"/>
    </style:style>
    <style:style style:name="T1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officeooo:rsid="000d2780" style:font-size-asian="12pt" style:font-style-asian="italic" style:font-size-complex="12pt" style:font-style-complex="italic"/>
    </style:style>
    <style:style style:name="T15" style:family="text">
      <style:text-properties fo:font-size="12pt" fo:font-style="italic" style:text-underline-style="none" officeooo:rsid="001169ba" style:font-size-asian="12pt" style:font-style-asian="italic" style:font-size-complex="12pt" style:font-style-complex="italic"/>
    </style:style>
    <style:style style:name="T16" style:family="text">
      <style:text-properties fo:font-size="12pt" fo:font-style="italic" style:text-underline-style="none" officeooo:rsid="001353a8" style:font-size-asian="12pt" style:font-style-asian="italic" style:font-size-complex="12pt" style:font-style-complex="italic"/>
    </style:style>
    <style:style style:name="T17" style:family="text">
      <style:text-properties fo:font-size="12pt" fo:font-style="italic" style:text-underline-style="none" officeooo:rsid="001840f0" style:font-size-asian="12pt" style:font-style-asian="italic" style:font-size-complex="12pt" style:font-style-complex="italic"/>
    </style:style>
    <style:style style:name="T18" style:family="text">
      <style:text-properties fo:font-size="12pt" style:text-underline-style="none" style:font-size-asian="10.5pt" style:font-size-complex="12pt"/>
    </style:style>
    <style:style style:name="T19" style:family="text">
      <style:text-properties style:font-size-asian="12.25pt"/>
    </style:style>
    <style:style style:name="T20" style:family="text">
      <style:text-properties officeooo:rsid="00011310" style:font-size-asian="12.25pt"/>
    </style:style>
    <style:style style:name="T21" style:family="text">
      <style:text-properties officeooo:rsid="0004637a" style:font-size-asian="12.25pt"/>
    </style:style>
    <style:style style:name="T22" style:family="text">
      <style:text-properties officeooo:rsid="000a9f71" style:font-size-asian="12.25pt"/>
    </style:style>
    <style:style style:name="T23" style:family="text">
      <style:text-properties officeooo:rsid="000e751e" style:font-size-asian="12.25pt"/>
    </style:style>
    <style:style style:name="T24" style:family="text">
      <style:text-properties officeooo:rsid="000fd82c" style:font-size-asian="12.25pt"/>
    </style:style>
    <style:style style:name="T25" style:family="text">
      <style:text-properties officeooo:rsid="0004793e" style:font-size-asian="12.25pt"/>
    </style:style>
    <style:style style:name="T26" style:family="text">
      <style:text-properties officeooo:rsid="00154692" style:font-size-asian="12.25pt"/>
    </style:style>
    <style:style style:name="T27" style:family="text">
      <style:text-properties officeooo:rsid="001644cb" style:font-size-asian="12.25pt"/>
    </style:style>
    <style:style style:name="T28" style:family="text">
      <style:text-properties officeooo:rsid="001a0a07" style:font-size-asian="12.25pt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style:font-size-asian="12.25pt"/>
    </style:style>
    <style:style style:name="T31" style:family="text">
      <style:text-properties style:text-underline-style="none" officeooo:rsid="00011310" style:font-size-asian="12.25pt"/>
    </style:style>
    <style:style style:name="T32" style:family="text">
      <style:text-properties style:text-underline-style="none" officeooo:rsid="0002c32a" style:font-size-asian="12.25pt"/>
    </style:style>
    <style:style style:name="T33" style:family="text">
      <style:text-properties style:text-underline-style="none" officeooo:rsid="00066093" style:font-size-asian="12.25pt"/>
    </style:style>
    <style:style style:name="T34" style:family="text">
      <style:text-properties style:text-underline-style="none" officeooo:rsid="000a9f71" style:font-size-asian="12.25pt"/>
    </style:style>
    <style:style style:name="T35" style:family="text">
      <style:text-properties style:text-underline-style="none" officeooo:rsid="000d2780" style:font-size-asian="12.25pt"/>
    </style:style>
    <style:style style:name="T36" style:family="text">
      <style:text-properties style:text-underline-style="none" officeooo:rsid="001353a8" style:font-size-asian="12.25pt"/>
    </style:style>
    <style:style style:name="T37" style:family="text">
      <style:text-properties style:text-underline-style="none" officeooo:rsid="001840f0" style:font-size-asian="12.25pt"/>
    </style:style>
    <style:style style:name="T38" style:family="text">
      <style:text-properties officeooo:rsid="00011310"/>
    </style:style>
    <style:style style:name="T39" style:family="text">
      <style:text-properties officeooo:rsid="0004637a"/>
    </style:style>
    <style:style style:name="T40" style:family="text">
      <style:text-properties officeooo:rsid="0004793e"/>
    </style:style>
    <style:style style:name="T41" style:family="text">
      <style:text-properties officeooo:rsid="000a9f71"/>
    </style:style>
    <style:style style:name="T42" style:family="text">
      <style:text-properties officeooo:rsid="000c6070"/>
    </style:style>
    <style:style style:name="T43" style:family="text">
      <style:text-properties officeooo:rsid="000e751e"/>
    </style:style>
    <style:style style:name="T44" style:family="text">
      <style:text-properties officeooo:rsid="000fd82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9770a" style:font-weight-asian="bold" style:font-weight-complex="bold"/>
    </style:style>
    <style:style style:name="T47" style:family="text">
      <style:text-properties fo:font-weight="bold" officeooo:rsid="00011310" style:font-weight-asian="bold" style:font-weight-complex="bold"/>
    </style:style>
    <style:style style:name="T48" style:family="text">
      <style:text-properties fo:font-weight="bold" officeooo:rsid="0001de84" style:font-weight-asian="bold" style:font-weight-complex="bold"/>
    </style:style>
    <style:style style:name="T49" style:family="text">
      <style:text-properties fo:font-weight="bold" officeooo:rsid="000c6cad" style:font-weight-asian="bold" style:font-weight-complex="bold"/>
    </style:style>
    <style:style style:name="T50" style:family="text">
      <style:text-properties fo:font-weight="bold" officeooo:rsid="001169ba" style:font-weight-asian="bold" style:font-weight-complex="bold"/>
    </style:style>
    <style:style style:name="T51" style:family="text">
      <style:text-properties fo:font-weight="bold" officeooo:rsid="001840f0" style:font-weight-asian="bold" style:font-weight-complex="bold"/>
    </style:style>
    <style:style style:name="T52" style:family="text">
      <style:text-properties fo:font-weight="bold" officeooo:rsid="0004793e" style:font-size-asian="12.25pt" style:font-weight-asian="bold" style:font-weight-complex="bold"/>
    </style:style>
    <style:style style:name="T53" style:family="text">
      <style:text-properties fo:font-weight="bold" officeooo:rsid="001644cb" style:font-size-asian="12.25pt" style:font-weight-asian="bold" style:font-weight-complex="bold"/>
    </style:style>
    <style:style style:name="T54" style:family="text">
      <style:text-properties officeooo:rsid="00154692"/>
    </style:style>
    <style:style style:name="T55" style:family="text">
      <style:text-properties officeooo:rsid="001644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pan text:style-name="T2">Scenario</text:span><text:span text:style-name="T45">: haproxy_</text:span><text:span text:style-name="T47">layer7 </text:span><text:span text:style-name="T49">(VMs)</text:span></text:p>
      <text:p text:style-name="P1"/>
      <text:p text:style-name="P10"><text:span text:style-name="T1">Test:</text:span><text:span text:style-name="T29"> </text:span><text:span text:style-name="T13">ping -c 10000 -s 1472 -M do -i0 server-ip</text:span></text:p>
      <text:p text:style-name="P28">Results: </text:p>
      <text:p text:style-name="P50">RTT min/avg/max/mdev = 0.032/0.069/2.504/0.053 ms</text:p>
      <text:p text:style-name="P27"/>
      <text:p text:style-name="P5"><text:span text:style-name="T1">Test</text:span>: <text:span text:style-name="T8">ab -n 10000 -c 100 load-bal-ip:8080/thredds/fileServer/collection1/singleDataset.nc</text:span></text:p>
      <text:p text:style-name="P15"><text:span text:style-name="T7">­</text:span><text:span text:style-name="T19">Result</text:span><text:span text:style-name="T20">s</text:span><text:span text:style-name="T19">:</text:span></text:p>
      <text:p text:style-name="P58">Total time: 24.579 seconds</text:p>
      <text:p text:style-name="P58">Request/sec: 406.85 #/sec (mean)</text:p>
      <text:p text:style-name="P58">Time per request: 2.458 ms (mean)</text:p>
      <text:p text:style-name="P58">Tranfer rate: ~ 21844.74 Kbytes/s</text:p>
      <text:p text:style-name="P58"/>
      <text:p text:style-name="P58">Connection Times (ms)</text:p>
      <text:p text:style-name="P58"><text:s text:c="21"/>min <text:s/>mean <text:s/>[+/-sd] median <text:s text:c="2"/>max</text:p>
      <text:p text:style-name="P58">Connect: <text:s text:c="8"/>0 <text:s text:c="3"/>1 <text:s text:c="8"/>14.6 <text:s text:c="7"/>0 <text:s text:c="5"/>1020</text:p>
      <text:p text:style-name="P58">Processing: <text:s text:c="4"/>5 <text:s/>245 <text:s text:c="5"/>205.3 <text:s text:c="4"/>217 <text:s text:c="3"/>2356</text:p>
      <text:p text:style-name="P58">Waiting: <text:s text:c="9"/>3 <text:s/>183 <text:s text:c="6"/>208.0 <text:s text:c="2"/>131 <text:s text:c="3"/>2305</text:p>
      <text:p text:style-name="P58">Total: <text:s text:c="13"/>5 <text:s/>245 <text:s text:c="7"/>205.9 <text:s/>217 <text:s text:c="3"/>2356</text:p>
      <text:p text:style-name="P58"/>
      <text:p text:style-name="P58">Percentage of the requests served within a certain time (ms)</text:p>
      <text:p text:style-name="P58"><text:s text:c="2"/>50% <text:s text:c="3"/>217</text:p>
      <text:p text:style-name="P58"><text:s text:c="2"/>66% <text:s text:c="3"/>236</text:p>
      <text:p text:style-name="P58"><text:s text:c="2"/>75% <text:s text:c="3"/>253</text:p>
      <text:p text:style-name="P58"><text:s text:c="2"/>80% <text:s text:c="3"/>278</text:p>
      <text:p text:style-name="P58"><text:s text:c="2"/>90% <text:s text:c="3"/>384</text:p>
      <text:p text:style-name="P58"><text:s text:c="2"/>95% <text:s text:c="3"/>503</text:p>
      <text:p text:style-name="P58"><text:s text:c="2"/>98% <text:s text:c="3"/>721</text:p>
      <text:p text:style-name="P58"><text:s text:c="2"/>99% <text:s text:c="2"/>1187</text:p>
      <text:p text:style-name="P58"><text:s/>100% <text:s text:c="2"/>2356 (longest request)</text:p>
      <text:p text:style-name="P62"/>
      <text:p text:style-name="P18">Test:<text:span text:style-name="T6"> </text:span><text:span text:style-name="T11">siege -b -i -r 100 -c </text:span><text:span text:style-name="T12">25</text:span><text:span text:style-name="T10"> </text:span></text:p>
      <text:p text:style-name="P15"><text:span text:style-name="T19">Result</text:span><text:span text:style-name="T20">s</text:span><text:span text:style-name="T19">:</text:span></text:p>
      <text:p text:style-name="P50">Transactions:<text:tab/><text:tab/> <text:s text:c="7"/>8003 hits</text:p>
      <text:p text:style-name="P50">Availability:<text:tab/><text:tab/> <text:s text:c="5"/>100.00 %</text:p>
      <text:p text:style-name="P50">Elapsed time:<text:tab/><text:tab/> <text:s text:c="6"/>56.40 secs</text:p>
      <text:p text:style-name="P50">Data transferred:<text:tab/> <text:s text:c="6"/>54.94 MB</text:p>
      <text:p text:style-name="P50">Response time:<text:tab/><text:tab/> <text:s text:c="7"/>0.16 secs</text:p>
      <text:p text:style-name="P50">Transaction rate:<text:tab/> <text:s text:c="5"/>141.90 trans/sec</text:p>
      <text:p text:style-name="P50">Throughput:<text:tab/><text:tab/> <text:s text:c="7"/>0.97 MB/sec</text:p>
      <text:p text:style-name="P50">Concurrency:<text:tab/><text:tab/> <text:s text:c="6"/>22.73</text:p>
      <text:p text:style-name="P50">Successful transactions: <text:s text:c="7"/>8003</text:p>
      <text:p text:style-name="P50">Failed transactions:<text:tab/> <text:s text:c="10"/>0</text:p>
      <text:p text:style-name="P76"/>
      <text:p text:style-name="P76"/>
      <text:p text:style-name="P14"><text:soft-page-break/><text:span text:style-name="T19">Test:</text:span><text:span text:style-name="T30"> </text:span><text:span text:style-name="T9">iperf3 -c load-bal-ip</text:span></text:p>
      <text:p text:style-name="P14"><text:span text:style-name="T19">Result</text:span><text:span text:style-name="T20">s</text:span><text:span text:style-name="T19">:</text:span></text:p>
      <text:p text:style-name="P52">Bitrate: 2.36 Gbits/sec</text:p>
      <text:p text:style-name="P52">Retries: 159</text:p>
      <text:p text:style-name="P21"/>
      <text:p text:style-name="P14">Test: <text:span text:style-name="T9">nuttcp load-bal-ip</text:span></text:p>
      <text:p text:style-name="P14">Result<text:span text:style-name="T38">s</text:span>:</text:p>
      <text:p text:style-name="P44">Bitrate: 2.17 Gbits/sec</text:p>
      <text:p text:style-name="P21"/>
      <text:p text:style-name="P14"><text:span text:style-name="T19">Test: </text:span><text:span text:style-name="T5"><text:s/></text:span><text:span text:style-name="T9">iperf3 -c load-bal-ip -R</text:span></text:p>
      <text:p text:style-name="P21">Result<text:span text:style-name="T38">s</text:span>:</text:p>
      <text:p text:style-name="P52">Bitrate: 8.83 Gbits/sec</text:p>
      <text:p text:style-name="P52">Retries: 0</text:p>
      <text:p text:style-name="P52"/>
      <text:p text:style-name="P21"/>
      <text:p text:style-name="P14">Test:<text:span text:style-name="T6"> </text:span><text:span text:style-name="T9">nuttcp -r load-bal-ip</text:span></text:p>
      <text:p text:style-name="P14"><text:span text:style-name="T19">Result</text:span><text:span text:style-name="T20">s</text:span><text:span text:style-name="T19">:</text:span></text:p>
      <text:p text:style-name="P52">Bitrate: --</text:p>
      <text:p text:style-name="P21"/>
      <text:p text:style-name="P14">Test:<text:span text:style-name="T18"> </text:span><text:span text:style-name="T9">iperf3 -c server_ip</text:span></text:p>
      <text:p text:style-name="P14">Result<text:span text:style-name="T38">s</text:span>:</text:p>
      <text:p text:style-name="P50">Bitrate: 2.33 Gbits/sec</text:p>
      <text:p text:style-name="P50">Retries: 0</text:p>
      <text:p text:style-name="P14"/>
      <text:p text:style-name="P15">Test:<text:span text:style-name="T6"> </text:span><text:span text:style-name="T9">nuttcp </text:span><text:span text:style-name="T10">server</text:span><text:span text:style-name="T9">-ip</text:span></text:p>
      <text:p text:style-name="P15"><text:span text:style-name="T19">Result</text:span><text:span text:style-name="T20">s</text:span><text:span text:style-name="T19">:</text:span></text:p>
      <text:p text:style-name="P43"><text:span text:style-name="T19">Bitrate:</text:span><text:span text:style-name="T30"> 2.08 Gbits/sec</text:span></text:p>
      <text:p text:style-name="P24"/>
      <text:p text:style-name="P14">Test: <text:span text:style-name="T9">iperf3 -c server_ip -R</text:span></text:p>
      <text:p text:style-name="P14">Result<text:span text:style-name="T38">s</text:span>:</text:p>
      <text:p text:style-name="P51">Bitrate: 6.21 Gbits/sec</text:p>
      <text:p text:style-name="P51">Retries: 0</text:p>
      <text:p text:style-name="P14"/>
      <text:p text:style-name="P15">Test:<text:span text:style-name="T6"> </text:span><text:span text:style-name="T9">nuttcp -r </text:span><text:span text:style-name="T10">server</text:span><text:span text:style-name="T9">-ip</text:span></text:p>
      <text:p text:style-name="P15"><text:span text:style-name="T19">Result</text:span><text:span text:style-name="T20">s</text:span><text:span text:style-name="T19">:</text:span></text:p>
      <text:p text:style-name="P66">Bitrate: 6.26 Gbits/sec</text:p>
      <text:p text:style-name="P14"/>
      <text:p text:style-name="P111"><text:span text:style-name="T2">Scenario</text:span><text:span text:style-name="T45">: haproxy_</text:span><text:span text:style-name="T47">l</text:span><text:span text:style-name="T48">xd_containers</text:span></text:p>
      <text:p text:style-name="P2"/>
      <text:p text:style-name="P9"><text:span text:style-name="T1">Test:</text:span><text:span text:style-name="T29"> </text:span><text:span text:style-name="T13">ping -c 10000 -s 1472 -M do -i0 server-ip</text:span></text:p>
      <text:p text:style-name="P26">Results:</text:p>
      <text:p text:style-name="P56">RTT min/avg/max/mdev = 0.005/0.007/0.110/0.003 ms</text:p>
      <text:p text:style-name="P33"/>
      <text:p text:style-name="P6"><text:span text:style-name="T1">Test</text:span>: <text:span text:style-name="T8">ab -n 10000 -c 100 load-bal-ip:8080/thredds/fileServer/collection1/singleDataset.nc</text:span></text:p>
      <text:p text:style-name="P16"><text:span text:style-name="T7">­</text:span><text:span text:style-name="T19">Result</text:span><text:span text:style-name="T20">s</text:span><text:span text:style-name="T19">:</text:span></text:p>
      <text:p text:style-name="P36"><text:span text:style-name="T31">Total time: </text:span><text:span text:style-name="T32">5.777 secon</text:span><text:span text:style-name="T33">d</text:span><text:span text:style-name="T32">s</text:span></text:p>
      <text:p text:style-name="P36"><text:span text:style-name="T31">Request/sec: </text:span><text:span text:style-name="T32">1731.05</text:span><text:span text:style-name="T31"> #/sec (mean)</text:span></text:p>
      <text:p text:style-name="P39"><text:span text:style-name="T30">Time per request: </text:span><text:span text:style-name="T32">0.578</text:span><text:span text:style-name="T30"> ms (mean)</text:span></text:p>
      <text:p text:style-name="P39"><text:span text:style-name="T30">Tranfer rate: ~ </text:span><text:span text:style-name="T32">92944</text:span><text:span text:style-name="T30">.</text:span><text:span text:style-name="T32">02</text:span><text:span text:style-name="T30"> Kbytes/s</text:span></text:p>
      <text:p text:style-name="P59"/>
      <text:p text:style-name="P67">Connection Times (ms)</text:p>
      <text:p text:style-name="P67"><text:s text:c="20"/>min <text:s/>mean[+/-sd] median <text:s text:c="2"/>max</text:p>
      <text:p text:style-name="P67">Connect: <text:s text:c="8"/>0 <text:s text:c="3"/>0 <text:s text:c="8"/>0.3 <text:s text:c="6"/>0 <text:s text:c="10"/>6</text:p>
      <text:p text:style-name="P67">Processing: <text:s text:c="4"/>1 <text:s text:c="2"/>57 <text:s text:c="6"/>66.9 <text:s text:c="4"/>37 <text:s text:c="7"/>581</text:p>
      <text:p text:style-name="P67">Waiting: <text:s text:c="8"/>1 <text:s text:c="3"/>53 <text:s text:c="6"/>66.5 <text:s text:c="4"/>31 <text:s text:c="7"/>580</text:p>
      <text:p text:style-name="P67">Total: <text:s text:c="12"/>1 <text:s text:c="3"/>57 <text:s text:c="6"/>66.9 <text:s text:c="4"/>37 <text:s text:c="7"/>581</text:p>
      <text:p text:style-name="P67"/>
      <text:p text:style-name="P67">Percentage of the requests served within a certain time (ms)</text:p>
      <text:p text:style-name="P67"><text:s text:c="2"/>50% <text:s text:c="4"/>37</text:p>
      <text:p text:style-name="P67"><text:s text:c="2"/>66% <text:s text:c="4"/>51</text:p>
      <text:p text:style-name="P67"><text:s text:c="2"/>75% <text:s text:c="4"/>63</text:p>
      <text:p text:style-name="P67"><text:s text:c="2"/>80% <text:s text:c="4"/>75</text:p>
      <text:p text:style-name="P67"><text:s text:c="2"/>90% <text:s text:c="3"/>128</text:p>
      <text:p text:style-name="P67"><text:s text:c="2"/>95% <text:s text:c="3"/>192</text:p>
      <text:p text:style-name="P67"><text:s text:c="2"/>98% <text:s text:c="3"/>300</text:p>
      <text:p text:style-name="P67"><text:s text:c="2"/>99% <text:s text:c="3"/>353</text:p>
      <text:p text:style-name="P67"><text:s/>100% <text:s text:c="3"/>581 (longest request)</text:p>
      <text:p text:style-name="P63"/>
      <text:p text:style-name="P17">Test:<text:span text:style-name="T6"> </text:span><text:span text:style-name="T11">siege -b -i -r 100 -c 100</text:span></text:p>
      <text:p text:style-name="P16"><text:span text:style-name="T19">Result</text:span><text:span text:style-name="T20">s</text:span><text:span text:style-name="T19">:</text:span></text:p>
      <text:p text:style-name="P68">Transactions:<text:tab/><text:tab/> <text:s text:c="6"/>32024 hits</text:p>
      <text:p text:style-name="P68">Availability:<text:tab/><text:tab/> <text:s text:c="5"/>100.00 %</text:p>
      <text:p text:style-name="P68">Elapsed time:<text:tab/><text:tab/> <text:s text:c="6"/>49.36 secs</text:p>
      <text:p text:style-name="P68">Data transferred:<text:tab/> <text:s text:c="5"/>234.22 MB</text:p>
      <text:p text:style-name="P68">Response time:<text:tab/><text:tab/> <text:s text:c="7"/>0.14 secs</text:p>
      <text:p text:style-name="P68">Transaction rate:<text:tab/> <text:s text:c="5"/>648.78 trans/sec</text:p>
      <text:p text:style-name="P68">Throughput:<text:tab/><text:tab/> <text:s text:c="7"/>4.75 MB/sec</text:p>
      <text:p text:style-name="P68">Concurrency:<text:tab/><text:tab/> <text:s text:c="6"/>92.47</text:p>
      <text:p text:style-name="P68">Successful transactions: <text:s text:c="6"/>32024</text:p>
      <text:p text:style-name="P68">Failed transactions:<text:tab/> <text:s text:c="10"/>0</text:p>
      <text:p text:style-name="P77"/>
      <text:p text:style-name="P16"><text:span text:style-name="T19">Test:</text:span><text:span text:style-name="T30"> </text:span><text:span text:style-name="T9">iperf3 -c load-bal-ip</text:span></text:p>
      <text:p text:style-name="P16"><text:soft-page-break/><text:span text:style-name="T19">Result</text:span><text:span text:style-name="T20">s</text:span><text:span text:style-name="T19">:</text:span></text:p>
      <text:p text:style-name="P44"><text:span text:style-name="T19">Bitrate: </text:span><text:span text:style-name="T21">9.63</text:span><text:span text:style-name="T19"> Gbits/sec</text:span></text:p>
      <text:p text:style-name="P44"><text:span text:style-name="T19">Retries: </text:span><text:span text:style-name="T21">0</text:span></text:p>
      <text:p text:style-name="P22"/>
      <text:p text:style-name="P16">Test: <text:span text:style-name="T9">nuttcp load-bal-ip</text:span></text:p>
      <text:p text:style-name="P16">Result<text:span text:style-name="T38">s</text:span>:</text:p>
      <text:p text:style-name="P44">Bitrate: <text:span text:style-name="T40">8.01</text:span> Gbits/sec</text:p>
      <text:p text:style-name="P22"/>
      <text:p text:style-name="P16"><text:span text:style-name="T19">Test: </text:span><text:span text:style-name="T5"><text:s/></text:span><text:span text:style-name="T9">iperf3 -c load-bal-ip -R</text:span></text:p>
      <text:p text:style-name="P22">Result<text:span text:style-name="T38">s</text:span>:</text:p>
      <text:p text:style-name="P52">Bitrate: 8.8<text:span text:style-name="T39">7</text:span> Gbits/sec</text:p>
      <text:p text:style-name="P52">Retries: <text:span text:style-name="T39">1</text:span></text:p>
      <text:p text:style-name="P52"/>
      <text:p text:style-name="P22"/>
      <text:p text:style-name="P16">Test:<text:span text:style-name="T6"> </text:span><text:span text:style-name="T9">nuttcp -r load-bal-ip</text:span></text:p>
      <text:p text:style-name="P16"><text:span text:style-name="T19">Result</text:span><text:span text:style-name="T20">s</text:span><text:span text:style-name="T19">:</text:span></text:p>
      <text:p text:style-name="P52">Bitrate: --</text:p>
      <text:p text:style-name="P22"/>
      <text:p text:style-name="P16">Test:<text:span text:style-name="T18"> </text:span><text:span text:style-name="T9">iperf3 -c server_ip</text:span></text:p>
      <text:p text:style-name="P16">Result<text:span text:style-name="T38">s</text:span>:</text:p>
      <text:p text:style-name="P47">Bitrate: 40.7 Gbits/sec</text:p>
      <text:p text:style-name="P47">Retries: 0</text:p>
      <text:p text:style-name="P47"/>
      <text:p text:style-name="P16">Test:<text:span text:style-name="T6"> </text:span><text:span text:style-name="T9">nuttcp </text:span><text:span text:style-name="T10">server</text:span><text:span text:style-name="T9">-ip</text:span></text:p>
      <text:p text:style-name="P16"><text:span text:style-name="T19">Result</text:span><text:span text:style-name="T20">s</text:span><text:span text:style-name="T19">:</text:span></text:p>
      <text:p text:style-name="P71">Bitrate: 28.2 Gbits/sec</text:p>
      <text:p text:style-name="P22"/>
      <text:p text:style-name="P16">Test: <text:span text:style-name="T9">iperf3 -c server_ip -R</text:span></text:p>
      <text:p text:style-name="P16">Result<text:span text:style-name="T38">s</text:span>:</text:p>
      <text:p text:style-name="P47">Bitrate: 37.3 Gbits/sec</text:p>
      <text:p text:style-name="P47">Retries: 0</text:p>
      <text:p text:style-name="P16"/>
      <text:p text:style-name="P16">Test:<text:span text:style-name="T6"> </text:span><text:span text:style-name="T9">nuttcp -r </text:span><text:span text:style-name="T10">server</text:span><text:span text:style-name="T9">-ip</text:span></text:p>
      <text:p text:style-name="P16"><text:span text:style-name="T19">Result</text:span><text:span text:style-name="T20">s</text:span><text:span text:style-name="T19">:</text:span></text:p>
      <text:p text:style-name="P71">Bitrate: 27.65 Gbits/sec</text:p>
      <text:p text:style-name="P113"><text:span text:style-name="T2">Scenario</text:span><text:span text:style-name="T45">: </text:span><text:span text:style-name="T50">nginx</text:span><text:span text:style-name="T48"> </text:span><text:span text:style-name="T51">(VMs)</text:span></text:p>
      <text:p text:style-name="P108"/>
      <text:p text:style-name="P116"><text:span text:style-name="T1">Test:</text:span><text:span text:style-name="T29"> </text:span><text:span text:style-name="T13">ping -c 10000 -s 1472 -M do -i0 server-ip</text:span><text:span text:style-name="T15"> (FROM HOST)</text:span></text:p>
      <text:p text:style-name="P121">Results:</text:p>
      <text:p text:style-name="P95">RTT min/avg/max/mdev = 0.032/0.069/2.607/0.060 ms</text:p>
      <text:p text:style-name="P94"/>
      <text:p text:style-name="P116"><text:span text:style-name="T1">Test:</text:span><text:span text:style-name="T29"> </text:span><text:span text:style-name="T13">ping -c 10000 -s 1472 -M do -i0 server-ip</text:span><text:span text:style-name="T15"> (FROM </text:span><text:span text:style-name="T16">ANOTHER </text:span><text:span text:style-name="T17">VM</text:span><text:span text:style-name="T15">)</text:span></text:p>
      <text:p text:style-name="P121">Results:</text:p>
      <text:p text:style-name="P95">RTT min/avg/max/mdev = 0.072/0.152/3.441/0.110 ms</text:p>
      <text:p text:style-name="P126"/>
      <text:p text:style-name="P118"><text:span text:style-name="T1">Test</text:span>: <text:span text:style-name="T8">ab -n 10000 -c 100 load-bal-ip:8080/thredds/fileServer/collection1/singleDataset.nc</text:span></text:p>
      <text:p text:style-name="P124"><text:span text:style-name="T7">­</text:span><text:span text:style-name="T19">Result</text:span><text:span text:style-name="T20">s</text:span><text:span text:style-name="T19">:</text:span></text:p>
      <text:p text:style-name="P81"><text:span text:style-name="T31">Total time: </text:span><text:span text:style-name="T37">19.673</text:span><text:span text:style-name="T32"> secon</text:span><text:span text:style-name="T33">d</text:span><text:span text:style-name="T32">s</text:span></text:p>
      <text:p text:style-name="P81"><text:span text:style-name="T31">Request/sec: </text:span><text:span text:style-name="T37">508.32</text:span><text:span text:style-name="T31"> #/sec (mean)</text:span></text:p>
      <text:p text:style-name="P83"><text:span text:style-name="T30">Time per request:</text:span><text:span text:style-name="T37">1.96</text:span><text:span text:style-name="T36">7</text:span><text:span text:style-name="T30"> ms (mean)</text:span></text:p>
      <text:p text:style-name="P83"><text:span text:style-name="T30">Tranfer rate: </text:span><text:span text:style-name="T37">27290.28</text:span><text:span text:style-name="T36"> </text:span><text:span text:style-name="T30"><text:s/>Kbytes/s</text:span></text:p>
      <text:p text:style-name="P90"/>
      <text:p text:style-name="P95">Connection Times (ms)</text:p>
      <text:p text:style-name="P95"><text:s text:c="24"/>min <text:s/>mean[+/-sd] median <text:s text:c="2"/>max</text:p>
      <text:p text:style-name="P95">Connect: <text:s text:c="10"/>0 <text:s text:c="6"/>0 <text:s text:c="6"/>0.5 <text:s text:c="7"/>0 <text:s text:c="8"/>11</text:p>
      <text:p text:style-name="P95">Processing: <text:s text:c="6"/>6 <text:s text:c="4"/>195 <text:s text:c="3"/>66.5 <text:s text:c="4"/>189 <text:s text:c="6"/>693</text:p>
      <text:p text:style-name="P95">Waiting: <text:s text:c="11"/>5 <text:s text:c="4"/>192 <text:s text:c="3"/>64.9 <text:s text:c="4"/>187 <text:s text:c="6"/>692</text:p>
      <text:p text:style-name="P95">Total: <text:s text:c="15"/>6 <text:s text:c="4"/>196 <text:s text:c="3"/>66.4 <text:s text:c="4"/>189 <text:s text:c="7"/>693</text:p>
      <text:p text:style-name="P95"/>
      <text:p text:style-name="P95">Percentage of the requests served within a certain time (ms)</text:p>
      <text:p text:style-name="P95"><text:s text:c="2"/>50% <text:s text:c="3"/>189</text:p>
      <text:p text:style-name="P95"><text:s text:c="2"/>66% <text:s text:c="3"/>203</text:p>
      <text:p text:style-name="P95"><text:s text:c="2"/>75% <text:s text:c="3"/>213</text:p>
      <text:p text:style-name="P95"><text:s text:c="2"/>80% <text:s text:c="3"/>221</text:p>
      <text:p text:style-name="P95"><text:s text:c="2"/>90% <text:s text:c="3"/>261</text:p>
      <text:p text:style-name="P95"><text:s text:c="2"/>95% <text:s text:c="3"/>318</text:p>
      <text:p text:style-name="P95"><text:s text:c="2"/>98% <text:s text:c="3"/>389</text:p>
      <text:p text:style-name="P95"><text:s text:c="2"/>99% <text:s text:c="3"/>454</text:p>
      <text:p text:style-name="P95"><text:s/>100% <text:s text:c="3"/>693 (longest request)</text:p>
      <text:p text:style-name="P92"/>
      <text:p text:style-name="P124">Test:<text:span text:style-name="T6"> </text:span><text:span text:style-name="T11">siege -b -i -r 100 -c 100</text:span></text:p>
      <text:p text:style-name="P124"><text:span text:style-name="T19">Result</text:span><text:span text:style-name="T20">s</text:span><text:span text:style-name="T19">:</text:span></text:p>
      <text:p text:style-name="P96">Transactions:<text:tab/><text:tab/> <text:s text:c="7"/>7836 hits</text:p>
      <text:p text:style-name="P96">Availability:<text:tab/><text:tab/> <text:s text:c="5"/>100.00 %</text:p>
      <text:p text:style-name="P96">Elapsed time:<text:tab/><text:tab/> <text:s text:c="6"/>41.79 secs</text:p>
      <text:p text:style-name="P96">Data transferred:<text:tab/> <text:s text:c="6"/>58.96 MB</text:p>
      <text:p text:style-name="P96">Response time:<text:tab/><text:tab/> <text:s text:c="7"/>0.12 secs</text:p>
      <text:p text:style-name="P96">Transaction rate:<text:tab/> <text:s text:c="5"/>187.51 trans/sec</text:p>
      <text:p text:style-name="P96">Throughput:<text:tab/><text:tab/> <text:s text:c="7"/>1.41 MB/sec</text:p>
      <text:p text:style-name="P96">Concurrency:<text:tab/><text:tab/> <text:s text:c="6"/>22.09</text:p>
      <text:p text:style-name="P96"><text:soft-page-break/>Successful transactions: <text:s text:c="7"/>7836</text:p>
      <text:p text:style-name="P96">Failed transactions:<text:tab/> <text:s text:c="10"/>0</text:p>
      <text:p text:style-name="P130"/>
      <text:p text:style-name="P127"><text:span text:style-name="T19">Test:</text:span><text:span text:style-name="T30"> </text:span><text:span text:style-name="T9">iperf3 -c load-bal-ip</text:span></text:p>
      <text:p text:style-name="P127"><text:span text:style-name="T19">Result</text:span><text:span text:style-name="T20">s</text:span><text:span text:style-name="T19">:</text:span></text:p>
      <text:p text:style-name="P101"><text:span text:style-name="T19">Bitrate: </text:span><text:span text:style-name="T26">8.32</text:span><text:span text:style-name="T19"> Gbits/sec</text:span></text:p>
      <text:p text:style-name="P101"><text:span text:style-name="T19">Retries: </text:span><text:span text:style-name="T21">0</text:span></text:p>
      <text:p text:style-name="P128"/>
      <text:p text:style-name="P127">Test: <text:span text:style-name="T9">nuttcp load-bal-ip</text:span></text:p>
      <text:p text:style-name="P127">Result<text:span text:style-name="T38">s</text:span>:</text:p>
      <text:p text:style-name="P101">Bitrate: <text:span text:style-name="T54">9.01</text:span> Gbits/sec</text:p>
      <text:p text:style-name="P128"/>
      <text:p text:style-name="P127"><text:span text:style-name="T19">Test: </text:span><text:span text:style-name="T5"><text:s/></text:span><text:span text:style-name="T9">iperf3 -c load-bal-ip -R</text:span></text:p>
      <text:p text:style-name="P128">Result<text:span text:style-name="T38">s</text:span>:</text:p>
      <text:p text:style-name="P103">Bitrate: 8.<text:span text:style-name="T54">12</text:span> Gbits/sec</text:p>
      <text:p text:style-name="P103">Retries: <text:span text:style-name="T39">1</text:span></text:p>
      <text:p text:style-name="P103"/>
      <text:p text:style-name="P128"/>
      <text:p text:style-name="P127">Test:<text:span text:style-name="T6"> </text:span><text:span text:style-name="T9">nuttcp -r load-bal-ip</text:span></text:p>
      <text:p text:style-name="P127"><text:span text:style-name="T19">Result</text:span><text:span text:style-name="T20">s</text:span><text:span text:style-name="T19">:</text:span></text:p>
      <text:p text:style-name="P103">Bitrate: --</text:p>
      <text:p text:style-name="P128"/>
      <text:p text:style-name="P127">Test:<text:span text:style-name="T18"> </text:span><text:span text:style-name="T9">iperf3 -c server_ip</text:span></text:p>
      <text:p text:style-name="P127">Result<text:span text:style-name="T38">s</text:span>:</text:p>
      <text:p text:style-name="P102">Bitrate: 4<text:span text:style-name="T54">1</text:span>.<text:span text:style-name="T54">1</text:span> Gbits/sec</text:p>
      <text:p text:style-name="P102">Retries: 0</text:p>
      <text:p text:style-name="P102"/>
      <text:p text:style-name="P127">Test:<text:span text:style-name="T6"> </text:span><text:span text:style-name="T9">nuttcp </text:span><text:span text:style-name="T10">server</text:span><text:span text:style-name="T9">-ip</text:span></text:p>
      <text:p text:style-name="P127"><text:span text:style-name="T19">Result</text:span><text:span text:style-name="T20">s</text:span><text:span text:style-name="T19">:</text:span></text:p>
      <text:p text:style-name="P104">Bitrate: 28.<text:span text:style-name="T55">31</text:span> Gbits/sec</text:p>
      <text:p text:style-name="P128"/>
      <text:p text:style-name="P127">Test: <text:span text:style-name="T9">iperf3 -c server_ip -R</text:span></text:p>
      <text:p text:style-name="P127">Result<text:span text:style-name="T38">s</text:span>:</text:p>
      <text:p text:style-name="P102">Bitrate: 3<text:span text:style-name="T54">6</text:span>.<text:span text:style-name="T54">7</text:span> Gbits/sec</text:p>
      <text:p text:style-name="P102">Retries: <text:span text:style-name="T54">1</text:span></text:p>
      <text:p text:style-name="P127"/>
      <text:p text:style-name="P127">Test:<text:span text:style-name="T6"> </text:span><text:span text:style-name="T9">nuttcp -r </text:span><text:span text:style-name="T10">server</text:span><text:span text:style-name="T9">-ip</text:span></text:p>
      <text:p text:style-name="P127"><text:span text:style-name="T19">Result</text:span><text:span text:style-name="T28">s:</text:span></text:p>
      <text:p text:style-name="P105"><text:span text:style-name="T30">Bitrate</text:span><text:span text:style-name="T19">:</text:span></text:p>
      <text:p text:style-name="P112"><text:span text:style-name="T2">Scenario</text:span><text:span text:style-name="T45">: </text:span><text:span text:style-name="T50">nginx</text:span><text:span text:style-name="T45">_</text:span><text:span text:style-name="T47">l</text:span><text:span text:style-name="T48">xd_containers</text:span></text:p>
      <text:p text:style-name="P107"/>
      <text:p text:style-name="P114"><text:span text:style-name="T1">Test:</text:span><text:span text:style-name="T29"> </text:span><text:span text:style-name="T13">ping -c 10000 -s 1472 -M do -i0 server-ip</text:span><text:span text:style-name="T15"> (FROM HOST)</text:span></text:p>
      <text:p text:style-name="P119">Results:</text:p>
      <text:p text:style-name="P93">RTT min/avg/max/mdev = 0.005/0.008/0.107/0.003 ms</text:p>
      <text:p text:style-name="P93"/>
      <text:p text:style-name="P115"><text:span text:style-name="T1">Test:</text:span><text:span text:style-name="T29"> </text:span><text:span text:style-name="T13">ping -c 10000 -s 1472 -M do -i0 server-ip</text:span><text:span text:style-name="T15"> (FROM </text:span><text:span text:style-name="T16">ANOTHER CONTAINER</text:span><text:span text:style-name="T15">)</text:span></text:p>
      <text:p text:style-name="P120">Results:</text:p>
      <text:p text:style-name="P93">RTT min/avg/max/mdev = 0.005/0.008/0.257/0.004 ms</text:p>
      <text:p text:style-name="P125"/>
      <text:p text:style-name="P117"><text:span text:style-name="T1">Test</text:span>: <text:span text:style-name="T8">ab -n 10000 -c 100 load-bal-ip:8080/thredds/fileServer/collection1/singleDataset.nc</text:span></text:p>
      <text:p text:style-name="P123"><text:span text:style-name="T7">­</text:span><text:span text:style-name="T19">Result</text:span><text:span text:style-name="T20">s</text:span><text:span text:style-name="T19">:</text:span></text:p>
      <text:p text:style-name="P80"><text:span text:style-name="T31">Total time: </text:span><text:span text:style-name="T36">6.175</text:span><text:span text:style-name="T32"> secon</text:span><text:span text:style-name="T33">d</text:span><text:span text:style-name="T32">s</text:span></text:p>
      <text:p text:style-name="P80"><text:span text:style-name="T31">Request/sec: </text:span><text:span text:style-name="T36">1619.50</text:span><text:span text:style-name="T31"> #/sec (mean)</text:span></text:p>
      <text:p text:style-name="P82"><text:span text:style-name="T30">Time per request:</text:span><text:span text:style-name="T36">0.617</text:span><text:span text:style-name="T30"> ms (mean)</text:span></text:p>
      <text:p text:style-name="P82"><text:span text:style-name="T30">Tranfer rate: </text:span><text:span text:style-name="T36">86946.77 </text:span><text:span text:style-name="T30"><text:s/>Kbytes/s</text:span></text:p>
      <text:p text:style-name="P89"/>
      <text:p text:style-name="P93">Connection Times (ms)</text:p>
      <text:p text:style-name="P93"><text:s text:c="22"/>min <text:s/>mean[+/-sd] median <text:s text:c="2"/>max</text:p>
      <text:p text:style-name="P93">Connect: <text:s text:c="9"/>0 <text:s text:c="5"/>0 <text:s text:c="7"/>0.4 <text:s text:c="7"/>0 <text:s text:c="9"/>6</text:p>
      <text:p text:style-name="P93">Processing: <text:s text:c="4"/>1 <text:s text:c="5"/>61 <text:s text:c="5"/>58.0 <text:s text:c="4"/>46 <text:s text:c="7"/>611</text:p>
      <text:p text:style-name="P93">Waiting: <text:s text:c="9"/>0 <text:s text:c="4"/>60 <text:s text:c="6"/>57.7 <text:s text:c="4"/>45 <text:s text:c="7"/>611</text:p>
      <text:p text:style-name="P93">Total: <text:s text:c="14"/>1 <text:s text:c="4"/>61 <text:s text:c="5"/>58.0 <text:s text:c="4"/>46 <text:s text:c="7"/>611</text:p>
      <text:p text:style-name="P93"/>
      <text:p text:style-name="P93">Percentage of the requests served within a certain time (ms)</text:p>
      <text:p text:style-name="P93"><text:s text:c="2"/>50% <text:s text:c="4"/>46</text:p>
      <text:p text:style-name="P93"><text:s text:c="2"/>66% <text:s text:c="4"/>60</text:p>
      <text:p text:style-name="P93"><text:s text:c="2"/>75% <text:s text:c="4"/>72</text:p>
      <text:p text:style-name="P93"><text:s text:c="2"/>80% <text:s text:c="4"/>82</text:p>
      <text:p text:style-name="P93"><text:s text:c="2"/>90% <text:s text:c="3"/>120</text:p>
      <text:p text:style-name="P93"><text:s text:c="2"/>95% <text:s text:c="3"/>170</text:p>
      <text:p text:style-name="P93"><text:s text:c="2"/>98% <text:s text:c="3"/>267</text:p>
      <text:p text:style-name="P93"><text:s text:c="2"/>99% <text:s text:c="3"/>322</text:p>
      <text:p text:style-name="P93"><text:s/>100% <text:s text:c="3"/>611 (longest request)</text:p>
      <text:p text:style-name="P91"/>
      <text:p text:style-name="P123">Test:<text:span text:style-name="T6"> </text:span><text:span text:style-name="T11">siege -b -i -r 100 -c 100</text:span></text:p>
      <text:p text:style-name="P123"><text:span text:style-name="T19">Result</text:span><text:span text:style-name="T20">s</text:span><text:span text:style-name="T19">:</text:span></text:p>
      <text:p text:style-name="P93">Transactions:<text:tab/><text:tab/> <text:s text:c="6"/>31918 hits</text:p>
      <text:p text:style-name="P93">Availability:<text:tab/><text:tab/> <text:s text:c="5"/>100.00 %</text:p>
      <text:p text:style-name="P93">Elapsed time:<text:tab/><text:tab/> <text:s text:c="6"/>70.80 secs</text:p>
      <text:p text:style-name="P93">Data transferred:<text:tab/> <text:s text:c="5"/>232.88 MB</text:p>
      <text:p text:style-name="P93">Response time:<text:tab/><text:tab/> <text:s text:c="7"/>0.21 secs</text:p>
      <text:p text:style-name="P93">Transaction rate:<text:tab/> <text:s text:c="5"/>450.82 trans/sec</text:p>
      <text:p text:style-name="P93">Throughput:<text:tab/><text:tab/> <text:s text:c="7"/>3.29 MB/sec</text:p>
      <text:p text:style-name="P93">Concurrency:<text:tab/><text:tab/> <text:s text:c="6"/>95.87</text:p>
      <text:p text:style-name="P93"><text:soft-page-break/>Successful transactions: <text:s text:c="6"/>31918</text:p>
      <text:p text:style-name="P93">Failed transactions:<text:tab/> <text:s text:c="10"/>0</text:p>
      <text:p text:style-name="P129"/>
      <text:p text:style-name="P123"><text:span text:style-name="T19">Test:</text:span><text:span text:style-name="T30"> </text:span><text:span text:style-name="T9">iperf3 -c load-bal-ip</text:span></text:p>
      <text:p text:style-name="P123"><text:span text:style-name="T19">Result</text:span><text:span text:style-name="T20">s</text:span><text:span text:style-name="T19">:</text:span></text:p>
      <text:p text:style-name="P98"><text:span text:style-name="T19">Bitrate: </text:span><text:span text:style-name="T26">8.32</text:span><text:span text:style-name="T19"> Gbits/sec</text:span></text:p>
      <text:p text:style-name="P98"><text:span text:style-name="T19">Retries: </text:span><text:span text:style-name="T21">0</text:span></text:p>
      <text:p text:style-name="P122"/>
      <text:p text:style-name="P123">Test: <text:span text:style-name="T9">nuttcp load-bal-ip</text:span></text:p>
      <text:p text:style-name="P123">Result<text:span text:style-name="T38">s</text:span>:</text:p>
      <text:p text:style-name="P98">Bitrate: <text:span text:style-name="T54">9.01</text:span> Gbits/sec</text:p>
      <text:p text:style-name="P122"/>
      <text:p text:style-name="P123"><text:span text:style-name="T19">Test: </text:span><text:span text:style-name="T5"><text:s/></text:span><text:span text:style-name="T9">iperf3 -c load-bal-ip -R</text:span></text:p>
      <text:p text:style-name="P122">Result<text:span text:style-name="T38">s</text:span>:</text:p>
      <text:p text:style-name="P86">Bitrate: 8.<text:span text:style-name="T54">12</text:span> Gbits/sec</text:p>
      <text:p text:style-name="P86">Retries: <text:span text:style-name="T39">1</text:span></text:p>
      <text:p text:style-name="P86"/>
      <text:p text:style-name="P122"/>
      <text:p text:style-name="P123">Test:<text:span text:style-name="T6"> </text:span><text:span text:style-name="T9">nuttcp -r load-bal-ip</text:span></text:p>
      <text:p text:style-name="P123"><text:span text:style-name="T19">Result</text:span><text:span text:style-name="T20">s</text:span><text:span text:style-name="T19">:</text:span></text:p>
      <text:p text:style-name="P86">Bitrate: --</text:p>
      <text:p text:style-name="P122"/>
      <text:p text:style-name="P123">Test:<text:span text:style-name="T18"> </text:span><text:span text:style-name="T9">iperf3 -c server_ip</text:span></text:p>
      <text:p text:style-name="P123">Result<text:span text:style-name="T38">s</text:span>:</text:p>
      <text:p text:style-name="P99">Bitrate: 4<text:span text:style-name="T54">1</text:span>.<text:span text:style-name="T54">1</text:span> Gbits/sec</text:p>
      <text:p text:style-name="P99">Retries: 0</text:p>
      <text:p text:style-name="P99"/>
      <text:p text:style-name="P123">Test:<text:span text:style-name="T6"> </text:span><text:span text:style-name="T9">nuttcp </text:span><text:span text:style-name="T10">server</text:span><text:span text:style-name="T9">-ip</text:span></text:p>
      <text:p text:style-name="P123"><text:span text:style-name="T19">Result</text:span><text:span text:style-name="T20">s</text:span><text:span text:style-name="T19">:</text:span></text:p>
      <text:p text:style-name="P88">Bitrate: 28.<text:span text:style-name="T55">31</text:span> Gbits/sec</text:p>
      <text:p text:style-name="P122"/>
      <text:p text:style-name="P123">Test: <text:span text:style-name="T9">iperf3 -c server_ip -R</text:span></text:p>
      <text:p text:style-name="P123">Result<text:span text:style-name="T38">s</text:span>:</text:p>
      <text:p text:style-name="P99">Bitrate: 3<text:span text:style-name="T54">6</text:span>.<text:span text:style-name="T54">7</text:span> Gbits/sec</text:p>
      <text:p text:style-name="P99">Retries: <text:span text:style-name="T54">1</text:span></text:p>
      <text:p text:style-name="P123"/>
      <text:p text:style-name="P123">Test:<text:span text:style-name="T6"> </text:span><text:span text:style-name="T9">nuttcp -r </text:span><text:span text:style-name="T10">server</text:span><text:span text:style-name="T9">-ip</text:span></text:p>
      <text:p text:style-name="P123"><text:span text:style-name="T19">Result</text:span><text:span text:style-name="T20">s:</text:span></text:p>
      <text:p text:style-name="P100"><text:span text:style-name="T25">Bitrate: 2</text:span><text:span text:style-name="T27">8.16</text:span><text:span text:style-name="T25"> Gbits/sec</text:span></text:p>
      <text:p text:style-name="P110"><text:span text:style-name="T2">Scenario</text:span><text:span text:style-name="T45">: </text:span><text:span text:style-name="T46">lvs</text:span><text:span text:style-name="T45">_</text:span><text:span text:style-name="T47">l</text:span><text:span text:style-name="T49">ayer4 (VMs)</text:span></text:p>
      <text:p text:style-name="P4"/>
      <text:p text:style-name="P12"><text:span text:style-name="T1">Test:</text:span><text:span text:style-name="T29"> </text:span><text:span text:style-name="T13">ping -c 10000 -s 1472 -M do -i0 server-ip </text:span><text:span text:style-name="T14">(FROM HOST)</text:span></text:p>
      <text:p text:style-name="P30">Results:</text:p>
      <text:p text:style-name="P74">RTT min/avg/max/mdev = 0.035/0.068/1.730/0.054 ms</text:p>
      <text:p text:style-name="P74"/>
      <text:p text:style-name="P13"><text:span text:style-name="T1">Test:</text:span><text:span text:style-name="T29"> </text:span><text:span text:style-name="T13">ping -c 10000 -s 1472 -M do -i0 server-ip </text:span><text:span text:style-name="T14">(FROM ANOTHER VM)</text:span></text:p>
      <text:p text:style-name="P31">Results:</text:p>
      <text:p text:style-name="P75">RTT min/avg/max/mdev = 0.068/0.156/2.448/0.110 ms,</text:p>
      <text:p text:style-name="P35"/>
      <text:p text:style-name="P8"><text:span text:style-name="T1">Test</text:span>: <text:span text:style-name="T8">ab -n 10000 -c 100 load-bal-ip:8080/thredds/fileServer/collection1/singleDataset.nc</text:span></text:p>
      <text:p text:style-name="P20"><text:span text:style-name="T7">­</text:span><text:span text:style-name="T19">Result</text:span><text:span text:style-name="T20">s</text:span><text:span text:style-name="T19">:</text:span></text:p>
      <text:p text:style-name="P38"><text:span text:style-name="T31">Total time: </text:span><text:span text:style-name="T35">16.165</text:span><text:span text:style-name="T32"> secon</text:span><text:span text:style-name="T33">d</text:span><text:span text:style-name="T32">s</text:span></text:p>
      <text:p text:style-name="P38"><text:span text:style-name="T31">Request/sec: </text:span><text:span text:style-name="T35">618.60</text:span><text:span text:style-name="T31"> #/sec (mean)</text:span></text:p>
      <text:p text:style-name="P42"><text:span text:style-name="T30">Time per request: </text:span><text:span text:style-name="T35">1.617</text:span><text:span text:style-name="T30"> ms (mean)</text:span></text:p>
      <text:p text:style-name="P42"><text:span text:style-name="T30">Tranfer rate: </text:span><text:span text:style-name="T35">33214.20</text:span><text:span text:style-name="T30"> Kbytes/s</text:span></text:p>
      <text:p text:style-name="P61"/>
      <text:p text:style-name="P75">Connection Times (ms)</text:p>
      <text:p text:style-name="P75"><text:s text:c="23"/>min <text:s/>mean [+/-sd] median <text:s text:c="2"/>max</text:p>
      <text:p text:style-name="P75">Connect: <text:s text:c="8"/>0 <text:s text:c="8"/>0 <text:s text:c="5"/>0.6 <text:s text:c="8"/>0 <text:s text:c="9"/>8</text:p>
      <text:p text:style-name="P75">Processing: <text:s text:c="4"/>2 <text:s text:c="6"/>160 <text:s text:c="2"/>184.8 <text:s text:c="4"/>95 <text:s text:c="5"/>1129</text:p>
      <text:p text:style-name="P75">Waiting: <text:s text:c="9"/>1 <text:s text:c="6"/>118 <text:s text:c="2"/>121.4 <text:s text:c="4"/>80 <text:s text:c="6"/>919</text:p>
      <text:p text:style-name="P75">Total: <text:s text:c="13"/>3 <text:s text:c="6"/>161 <text:s text:c="2"/>184.9 <text:s text:c="4"/>96 <text:s text:c="5"/>1130</text:p>
      <text:p text:style-name="P75"/>
      <text:p text:style-name="P75">Percentage of the requests served within a certain time (ms)</text:p>
      <text:p text:style-name="P75"><text:s text:c="2"/>50% <text:s text:c="4"/>96</text:p>
      <text:p text:style-name="P75"><text:s text:c="2"/>66% <text:s text:c="3"/>178</text:p>
      <text:p text:style-name="P75"><text:s text:c="2"/>75% <text:s text:c="3"/>230</text:p>
      <text:p text:style-name="P75"><text:s text:c="2"/>80% <text:s text:c="3"/>267</text:p>
      <text:p text:style-name="P75"><text:s text:c="2"/>90% <text:s text:c="3"/>424</text:p>
      <text:p text:style-name="P75"><text:s text:c="2"/>95% <text:s text:c="3"/>577</text:p>
      <text:p text:style-name="P75"><text:s text:c="2"/>98% <text:s text:c="3"/>722</text:p>
      <text:p text:style-name="P75"><text:s text:c="2"/>99% <text:s text:c="3"/>804</text:p>
      <text:p text:style-name="P75"><text:s/>100% <text:s text:c="2"/>1130 (longest request)</text:p>
      <text:p text:style-name="P65"/>
      <text:p text:style-name="P20">Test:<text:span text:style-name="T6"> </text:span><text:span text:style-name="T11">siege -b -i -r 100 -c 100</text:span></text:p>
      <text:p text:style-name="P20"><text:span text:style-name="T19">Result</text:span><text:span text:style-name="T20">s</text:span><text:span text:style-name="T19">:</text:span></text:p>
      <text:p text:style-name="P84">Transactions:<text:tab/><text:tab/> <text:s text:c="7"/>7916 hits</text:p>
      <text:p text:style-name="P84">Availability:<text:tab/><text:tab/> <text:s text:c="5"/>100.00 %</text:p>
      <text:p text:style-name="P84">Elapsed time:<text:tab/><text:tab/> <text:s text:c="6"/>37.27 secs</text:p>
      <text:p text:style-name="P84">Data transferred:<text:tab/> <text:s text:c="6"/>57.86 MB</text:p>
      <text:p text:style-name="P84">Response time:<text:tab/><text:tab/> <text:s text:c="7"/>0.11 secs</text:p>
      <text:p text:style-name="P84">Transaction rate:<text:tab/> <text:s text:c="5"/>212.40 trans/sec</text:p>
      <text:p text:style-name="P84">Throughput:<text:tab/><text:tab/> <text:s text:c="7"/>1.55 MB/sec</text:p>
      <text:p text:style-name="P84">Concurrency:<text:tab/><text:tab/> <text:s text:c="6"/>22.40</text:p>
      <text:p text:style-name="P84"><text:soft-page-break/>Successful transactions: <text:s text:c="7"/>7916</text:p>
      <text:p text:style-name="P84">Failed transactions:<text:tab/> <text:s text:c="10"/>0</text:p>
      <text:p text:style-name="P70"/>
      <text:p text:style-name="P79"/>
      <text:p text:style-name="P20"><text:span text:style-name="T19">Test:</text:span><text:span text:style-name="T30"> </text:span><text:span text:style-name="T9">iperf3 -c load-bal-ip</text:span></text:p>
      <text:p text:style-name="P20"><text:span text:style-name="T19">Result</text:span><text:span text:style-name="T20">s</text:span><text:span text:style-name="T19">:</text:span></text:p>
      <text:p text:style-name="P46"><text:span text:style-name="T19">Bitrate: </text:span><text:span text:style-name="T23">1.59</text:span><text:span text:style-name="T19"> Gbits/sec</text:span></text:p>
      <text:p text:style-name="P46"><text:span text:style-name="T19">Retries: </text:span><text:span text:style-name="T23">669</text:span></text:p>
      <text:p text:style-name="P25"/>
      <text:p text:style-name="P20">Test: <text:span text:style-name="T9">nuttcp load-bal-ip</text:span></text:p>
      <text:p text:style-name="P20">Result<text:span text:style-name="T38">s</text:span>:</text:p>
      <text:p text:style-name="P46">Bitrate: <text:span text:style-name="T44">1.50</text:span> Gbits/sec</text:p>
      <text:p text:style-name="P25"/>
      <text:p text:style-name="P20"><text:span text:style-name="T19">Test: </text:span><text:span text:style-name="T5"><text:s/></text:span><text:span text:style-name="T9">iperf3 -c load-bal-ip -R</text:span></text:p>
      <text:p text:style-name="P25">Result<text:span text:style-name="T38">s</text:span>:</text:p>
      <text:p text:style-name="P85">Bitrate: <text:span text:style-name="T43">3.62 Gbits/sec</text:span></text:p>
      <text:p text:style-name="P55">Retries: <text:span text:style-name="T42">0</text:span></text:p>
      <text:p text:style-name="P55"/>
      <text:p text:style-name="P25"/>
      <text:p text:style-name="P20">Test:<text:span text:style-name="T6"> </text:span><text:span text:style-name="T9">nuttcp -r load-bal-ip</text:span></text:p>
      <text:p text:style-name="P20"><text:span text:style-name="T19">Result</text:span><text:span text:style-name="T20">s</text:span><text:span text:style-name="T19">:</text:span></text:p>
      <text:p text:style-name="P46"><text:span text:style-name="T19">Bitrate: </text:span><text:span text:style-name="T24">5.26</text:span><text:span text:style-name="T22"> Gbits/sec</text:span></text:p>
      <text:p text:style-name="P25"/>
      <text:p text:style-name="P20">Test:<text:span text:style-name="T18"> </text:span><text:span text:style-name="T9">iperf3 -c server_ip</text:span></text:p>
      <text:p text:style-name="P20">Result<text:span text:style-name="T38">s</text:span>:</text:p>
      <text:p text:style-name="P49">Bitrate: <text:span text:style-name="T43">2.19</text:span> Gbits/sec</text:p>
      <text:p text:style-name="P49">Retries: 0</text:p>
      <text:p text:style-name="P49"/>
      <text:p text:style-name="P20">Test:<text:span text:style-name="T6"> </text:span><text:span text:style-name="T9">nuttcp </text:span><text:span text:style-name="T10">server</text:span><text:span text:style-name="T9">-ip</text:span></text:p>
      <text:p text:style-name="P20"><text:span text:style-name="T19">Result</text:span><text:span text:style-name="T20">s</text:span><text:span text:style-name="T19">:</text:span></text:p>
      <text:p text:style-name="P87">Bitrate: <text:span text:style-name="T44">1.97</text:span> Gbits/sec</text:p>
      <text:p text:style-name="P25"/>
      <text:p text:style-name="P20">Test: <text:span text:style-name="T9">iperf3 -c server_ip -R</text:span></text:p>
      <text:p text:style-name="P20">Result<text:span text:style-name="T38">s</text:span>:</text:p>
      <text:p text:style-name="P49">Bitrate: <text:span text:style-name="T44">6.91</text:span> Gbits/sec</text:p>
      <text:p text:style-name="P49">Retries: 0</text:p>
      <text:p text:style-name="P20"/>
      <text:p text:style-name="P20">Test:<text:span text:style-name="T6"> </text:span><text:span text:style-name="T9">nuttcp -r </text:span><text:span text:style-name="T10">server</text:span><text:span text:style-name="T9">-ip</text:span></text:p>
      <text:p text:style-name="P20"><text:span text:style-name="T19">Result</text:span><text:span text:style-name="T20">s</text:span><text:span text:style-name="T19">:</text:span></text:p>
      <text:p text:style-name="P97">Bitrate: <text:span text:style-name="T44">5.57</text:span> Gbits/sec</text:p>
      <text:p text:style-name="P109"><text:span text:style-name="T2">Scenario</text:span><text:span text:style-name="T45">: </text:span><text:span text:style-name="T46">lvs</text:span><text:span text:style-name="T45">_</text:span><text:span text:style-name="T47">l</text:span><text:span text:style-name="T48">xd_containers</text:span></text:p>
      <text:p text:style-name="P3"/>
      <text:p text:style-name="P11"><text:span text:style-name="T1">Test:</text:span><text:span text:style-name="T29"> </text:span><text:span text:style-name="T13">ping -c 10000 -s 1472 -M do -i0 server-ip</text:span></text:p>
      <text:p text:style-name="P29">Results:</text:p>
      <text:p text:style-name="P57">RTT min/avg/max/mdev = 0.005/0.007/0.110/0.003 ms</text:p>
      <text:p text:style-name="P34"/>
      <text:p text:style-name="P7"><text:span text:style-name="T1">Test</text:span>: <text:span text:style-name="T8">ab -n 10000 -c 100 load-bal-ip:8080/thredds/fileServer/collection1/singleDataset.nc</text:span></text:p>
      <text:p text:style-name="P19"><text:span text:style-name="T7">­</text:span><text:span text:style-name="T19">Result</text:span><text:span text:style-name="T20">s</text:span><text:span text:style-name="T19">:</text:span></text:p>
      <text:p text:style-name="P37"><text:span text:style-name="T31">Total time: </text:span><text:span text:style-name="T32">5.</text:span><text:span text:style-name="T34">650</text:span><text:span text:style-name="T32"> secon</text:span><text:span text:style-name="T33">d</text:span><text:span text:style-name="T32">s</text:span></text:p>
      <text:p text:style-name="P37"><text:span text:style-name="T31">Request/sec: </text:span><text:span text:style-name="T32">17</text:span><text:span text:style-name="T34">70</text:span><text:span text:style-name="T32">.05</text:span><text:span text:style-name="T31"> #/sec (mean)</text:span></text:p>
      <text:p text:style-name="P40"><text:span text:style-name="T30">Time per request: </text:span><text:span text:style-name="T32">0.5</text:span><text:span text:style-name="T34">65</text:span><text:span text:style-name="T30"> ms (mean)</text:span></text:p>
      <text:p text:style-name="P41"><text:span text:style-name="T30">Tranfer rate: </text:span><text:span text:style-name="T34">95038.05</text:span><text:span text:style-name="T30"> Kbytes/s</text:span></text:p>
      <text:p text:style-name="P60"/>
      <text:p text:style-name="P73">Connection Times (ms)</text:p>
      <text:p text:style-name="P73"><text:s text:c="21"/>min <text:s/>mean[+/-sd] median <text:s text:c="2"/>max</text:p>
      <text:p text:style-name="P73">Connect: <text:s text:c="8"/>0 <text:s text:c="6"/>0 <text:s text:c="5"/>0.5 <text:s text:c="7"/>0 <text:s text:c="9"/>10</text:p>
      <text:p text:style-name="P73">Processing: <text:s text:c="4"/>1 <text:s text:c="5"/>56 <text:s text:c="3"/>64.8 <text:s text:c="5"/>32 <text:s text:c="7"/>594</text:p>
      <text:p text:style-name="P73">Waiting: <text:s text:c="9"/>1 <text:s text:c="5"/>41 <text:s text:c="3"/>49.8 <text:s text:c="5"/>24 <text:s text:c="7"/>533</text:p>
      <text:p text:style-name="P73">Total: <text:s text:c="13"/>1 <text:s text:c="5"/>56 <text:s text:c="3"/>64.8 <text:s text:c="5"/>32 <text:s text:c="7"/>594</text:p>
      <text:p text:style-name="P73"/>
      <text:p text:style-name="P73">Percentage of the requests served within a certain time (ms)</text:p>
      <text:p text:style-name="P73"><text:s text:c="2"/>50% <text:s text:c="4"/>32</text:p>
      <text:p text:style-name="P73"><text:s text:c="2"/>66% <text:s text:c="4"/>52</text:p>
      <text:p text:style-name="P73"><text:s text:c="2"/>75% <text:s text:c="4"/>73</text:p>
      <text:p text:style-name="P73"><text:s text:c="2"/>80% <text:s text:c="4"/>90</text:p>
      <text:p text:style-name="P73"><text:s text:c="2"/>90% <text:s text:c="3"/>141</text:p>
      <text:p text:style-name="P73"><text:s text:c="2"/>95% <text:s text:c="3"/>196</text:p>
      <text:p text:style-name="P73"><text:s text:c="2"/>98% <text:s text:c="3"/>255</text:p>
      <text:p text:style-name="P73"><text:s text:c="2"/>99% <text:s text:c="3"/>303</text:p>
      <text:p text:style-name="P73"><text:s/>100% <text:s text:c="3"/>594 (longest request)</text:p>
      <text:p text:style-name="P64"/>
      <text:p text:style-name="P19">Test:<text:span text:style-name="T6"> </text:span><text:span text:style-name="T11">siege -b -i -r 100 -c 100</text:span></text:p>
      <text:p text:style-name="P19"><text:span text:style-name="T19">Result</text:span><text:span text:style-name="T20">s</text:span><text:span text:style-name="T19">:</text:span></text:p>
      <text:p text:style-name="P69">Transactions:<text:tab/><text:tab/> <text:s text:c="6"/>32024 hits</text:p>
      <text:p text:style-name="P69">Availability:<text:tab/><text:tab/> <text:s text:c="5"/>100.00 %</text:p>
      <text:p text:style-name="P69">Elapsed time:<text:tab/><text:tab/> <text:s text:c="6"/>49.36 secs</text:p>
      <text:p text:style-name="P69">Data transferred:<text:tab/> <text:s text:c="5"/>234.22 MB</text:p>
      <text:p text:style-name="P69">Response time:<text:tab/><text:tab/> <text:s text:c="7"/>0.14 secs</text:p>
      <text:p text:style-name="P69">Transaction rate:<text:tab/> <text:s text:c="5"/>648.78 trans/sec</text:p>
      <text:p text:style-name="P69">Throughput:<text:tab/><text:tab/> <text:s text:c="7"/>4.75 MB/sec</text:p>
      <text:p text:style-name="P69">Concurrency:<text:tab/><text:tab/> <text:s text:c="6"/>92.47</text:p>
      <text:p text:style-name="P69">Successful transactions: <text:s text:c="6"/>32024</text:p>
      <text:p text:style-name="P69">Failed transactions:<text:tab/> <text:s text:c="10"/>0</text:p>
      <text:p text:style-name="P69"/>
      <text:p text:style-name="P78"/>
      <text:p text:style-name="P19"><text:soft-page-break/><text:span text:style-name="T19">Test:</text:span><text:span text:style-name="T30"> </text:span><text:span text:style-name="T9">iperf3 -c load-bal-ip</text:span></text:p>
      <text:p text:style-name="P19"><text:span text:style-name="T19">Result</text:span><text:span text:style-name="T20">s</text:span><text:span text:style-name="T19">:</text:span></text:p>
      <text:p text:style-name="P45"><text:span text:style-name="T19">Bitrate: </text:span><text:span text:style-name="T22">27.7</text:span><text:span text:style-name="T19"> Gbits/sec</text:span></text:p>
      <text:p text:style-name="P45"><text:span text:style-name="T19">Retries: </text:span><text:span text:style-name="T22">394</text:span></text:p>
      <text:p text:style-name="P23"/>
      <text:p text:style-name="P19">Test: <text:span text:style-name="T9">nuttcp load-bal-ip</text:span></text:p>
      <text:p text:style-name="P19">Result<text:span text:style-name="T38">s</text:span>:</text:p>
      <text:p text:style-name="P45">Bitrate: <text:span text:style-name="T41">20.75</text:span> Gbits/sec</text:p>
      <text:p text:style-name="P23"/>
      <text:p text:style-name="P19"><text:span text:style-name="T19">Test: </text:span><text:span text:style-name="T5"><text:s/></text:span><text:span text:style-name="T9">iperf3 -c load-bal-ip -R</text:span></text:p>
      <text:p text:style-name="P23">Result<text:span text:style-name="T38">s</text:span>:</text:p>
      <text:p text:style-name="P54">Bitrate: <text:span text:style-name="T42">35.8 Gbits/sec</text:span></text:p>
      <text:p text:style-name="P53">Retries: <text:span text:style-name="T42">0</text:span></text:p>
      <text:p text:style-name="P53"/>
      <text:p text:style-name="P23"/>
      <text:p text:style-name="P19">Test:<text:span text:style-name="T6"> </text:span><text:span text:style-name="T9">nuttcp -r load-bal-ip</text:span></text:p>
      <text:p text:style-name="P19"><text:span text:style-name="T19">Result</text:span><text:span text:style-name="T20">s</text:span><text:span text:style-name="T19">:</text:span></text:p>
      <text:p text:style-name="P45"><text:span text:style-name="T19">Bitrate: </text:span><text:span text:style-name="T22">26.51 Gbits/sec</text:span></text:p>
      <text:p text:style-name="P23"/>
      <text:p text:style-name="P19">Test:<text:span text:style-name="T18"> </text:span><text:span text:style-name="T9">iperf3 -c server_ip</text:span></text:p>
      <text:p text:style-name="P19">Result<text:span text:style-name="T38">s</text:span>:</text:p>
      <text:p text:style-name="P48">Bitrate: 40.7 Gbits/sec</text:p>
      <text:p text:style-name="P48">Retries: 0</text:p>
      <text:p text:style-name="P48"/>
      <text:p text:style-name="P19">Test:<text:span text:style-name="T6"> </text:span><text:span text:style-name="T9">nuttcp </text:span><text:span text:style-name="T10">server</text:span><text:span text:style-name="T9">-ip</text:span></text:p>
      <text:p text:style-name="P19"><text:span text:style-name="T19">Result</text:span><text:span text:style-name="T20">s</text:span><text:span text:style-name="T19">:</text:span></text:p>
      <text:p text:style-name="P72">Bitrate: 28.2 Gbits/sec</text:p>
      <text:p text:style-name="P23"/>
      <text:p text:style-name="P19">Test: <text:span text:style-name="T9">iperf3 -c server_ip -R</text:span></text:p>
      <text:p text:style-name="P19">Result<text:span text:style-name="T38">s</text:span>:</text:p>
      <text:p text:style-name="P48">Bitrate: 37.3 Gbits/sec</text:p>
      <text:p text:style-name="P48">Retries: 0</text:p>
      <text:p text:style-name="P19"/>
      <text:p text:style-name="P19">Test:<text:span text:style-name="T6"> </text:span><text:span text:style-name="T9">nuttcp -r </text:span><text:span text:style-name="T10">server</text:span><text:span text:style-name="T9">-ip</text:span></text:p>
      <text:p text:style-name="P19"><text:span text:style-name="T19">Result</text:span><text:span text:style-name="T20">s</text:span><text:span text:style-name="T19">:</text:span></text:p>
      <text:p text:style-name="P72">Bitrate: 27.65 Gbits/sec</text:p>
      <text:p text:style-name="P32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54:50.221256547</meta:creation-date>
    <dc:date>2018-08-28T13:31:31.957417888</dc:date>
    <meta:editing-duration>PT1H5M5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2" meta:paragraph-count="405" meta:word-count="1382" meta:character-count="10502" meta:non-whitespace-character-count="7924"/>
  </office:meta>
</office:document-meta>
</file>